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P1" style:family="paragraph" style:parent-style-name="Standard">
      <style:text-properties officeooo:paragraph-rsid="00257083"/>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8" style:family="paragraph" style:parent-style-name="Standard">
      <style:paragraph-properties fo:margin-top="0in" fo:margin-bottom="0in" style:contextual-spacing="false"/>
    </style:style>
    <style:style style:name="P9" style:family="paragraph" style:parent-style-name="Table_20_Contents">
      <style:paragraph-properties fo:margin-top="0in" fo:margin-bottom="0in" style:contextual-spacing="false" fo:text-align="center" style:justify-single-word="false"/>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Standard" style:list-style-name="L4"/>
    <style:style style:name="P19" style:family="paragraph" style:parent-style-name="Standard" style:list-style-name="L4">
      <style:text-properties style:font-name="Times New Roman1"/>
    </style:style>
    <style:style style:name="P20" style:family="paragraph" style:parent-style-name="Standard" style:list-style-name="L5"/>
    <style:style style:name="P21" style:family="paragraph" style:parent-style-name="Standard">
      <style:text-properties officeooo:paragraph-rsid="00227e7c"/>
    </style:style>
    <style:style style:name="P22" style:family="paragraph" style:parent-style-name="Standard">
      <style:text-properties officeooo:paragraph-rsid="00257083"/>
    </style:style>
    <style:style style:name="P23" style:family="paragraph" style:parent-style-name="Standard">
      <style:text-properties officeooo:rsid="00257083" officeooo:paragraph-rsid="00257083"/>
    </style:style>
    <style:style style:name="P24" style:family="paragraph" style:parent-style-name="Standard">
      <style:text-properties officeooo:paragraph-rsid="002864f2"/>
    </style:style>
    <style:style style:name="P25" style:family="paragraph" style:parent-style-name="Heading_20_1" style:master-page-name="First_20_Page">
      <style:paragraph-properties style:page-number="auto"/>
    </style:style>
    <style:style style:name="P26" style:family="paragraph" style:parent-style-name="Heading_20_1">
      <style:paragraph-properties fo:break-before="page"/>
    </style:style>
    <style:style style:name="P27" style:family="paragraph" style:parent-style-name="Heading_20_4">
      <style:text-properties officeooo:paragraph-rsid="00227e7c"/>
    </style:style>
    <style:style style:name="P28" style:family="paragraph" style:parent-style-name="Heading_20_4">
      <style:text-properties officeooo:rsid="002764ad" officeooo:paragraph-rsid="002764ad"/>
    </style:style>
    <style:style style:name="P29" style:family="paragraph" style:parent-style-name="Heading_20_4">
      <style:text-properties officeooo:rsid="002864f2" officeooo:paragraph-rsid="002864f2"/>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e7891"/>
    </style:style>
    <style:style style:name="T2" style:family="text">
      <style:text-properties officeooo:rsid="001fea14"/>
    </style:style>
    <style:style style:name="T3" style:family="text">
      <style:text-properties officeooo:rsid="00215b57"/>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officeooo:rsid="002474f0"/>
    </style:style>
    <style:style style:name="T6" style:family="text">
      <style:text-properties officeooo:rsid="00257083"/>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d227f" style:font-size-asian="8pt" style:font-size-complex="8pt"/>
    </style:style>
    <style:style style:name="T10" style:family="text">
      <style:text-properties fo:font-size="8pt" officeooo:rsid="001d227f" style:font-size-asian="8pt"/>
    </style:style>
    <style:style style:name="T11"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5" style:family="text">
      <style:text-properties fo:font-size="9pt" style:font-size-asian="9pt"/>
    </style:style>
    <style:style style:name="T16" style:family="text">
      <style:text-properties officeooo:rsid="001e7891"/>
    </style:style>
    <style:style style:name="T17" style:family="text">
      <style:text-properties officeooo:rsid="001fea14"/>
    </style:style>
    <style:style style:name="T18" style:family="text">
      <style:text-properties officeooo:rsid="00215b57"/>
    </style:style>
    <style:style style:name="T19" style:family="text">
      <style:text-properties style:text-underline-style="solid" style:text-underline-width="auto" style:text-underline-color="font-color"/>
    </style:style>
    <style:style style:name="T20" style:family="text">
      <style:text-properties fo:color="#000000" fo:font-size="12pt" style:font-name-asian="TimesNewRomanPSMT" style:font-size-asian="12pt" style:font-name-complex="TimesNewRomanPSMT" style:font-size-complex="12pt"/>
    </style:style>
    <style:style style:name="T21" style:family="text">
      <style:text-properties style:text-underline-style="none"/>
    </style:style>
    <style:style style:name="T22" style:family="text">
      <style:text-properties officeooo:rsid="00224ed1"/>
    </style:style>
    <style:style style:name="T23" style:family="text">
      <style:text-properties officeooo:rsid="00227e7c"/>
    </style:style>
    <style:style style:name="T24" style:family="text">
      <style:text-properties officeooo:rsid="002474f0"/>
    </style:style>
    <style:style style:name="T25" style:family="text">
      <style:text-properties officeooo:rsid="00257083"/>
    </style:style>
    <style:style style:name="T26" style:family="text">
      <style:text-properties officeooo:rsid="002764ad"/>
    </style:style>
    <style:style style:name="T27" style:family="text">
      <style:text-properties officeooo:rsid="002864f2"/>
    </style:style>
    <style:style style:name="T28"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font-name="Ubuntu" fo:font-size="10pt" fo:language="en" fo:country="US" style:language-asian="zxx" style:country-asian="none" style:language-complex="zxx" style:country-complex="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39546816" text:id="ct39546816">
          <text:deletion>
            <office:change-info>
              <dc:creator>Stuart Baker</dc:creator>
              <dc:date>2015-10-17T16:21:00</dc:date>
            </office:change-info>
            <text:p text:style-name="Standard">u</text:p>
          </text:deletion>
        </text:changed-region>
        <text:changed-region xml:id="ct40515584" text:id="ct40515584">
          <text:insertion>
            <office:change-info>
              <dc:creator>Stuart Baker</dc:creator>
              <dc:date>2015-10-17T16:22:00</dc:date>
            </office:change-info>
          </text:insertion>
        </text:changed-region>
        <text:changed-region xml:id="ct39289968" text:id="ct39289968">
          <text:insertion>
            <office:change-info>
              <dc:creator>Stuart Baker</dc:creator>
              <dc:date>2015-10-17T16:21:00</dc:date>
            </office:change-info>
          </text:insertion>
        </text:changed-region>
        <text:changed-region xml:id="ct40232944" text:id="ct40232944">
          <text:deletion>
            <office:change-info>
              <dc:creator>Stuart Baker</dc:creator>
              <dc:date>2015-10-17T16:21:00</dc:date>
            </office:change-info>
            <text:p text:style-name="Standard"><text:span text:style-name="T1">D</text:span></text:p>
          </text:deletion>
        </text:changed-region>
        <text:changed-region xml:id="ct40513456" text:id="ct40513456">
          <text:insertion>
            <office:change-info>
              <dc:creator>Stuart Baker</dc:creator>
              <dc:date>2015-10-17T16:22:00</dc:date>
            </office:change-info>
          </text:insertion>
        </text:changed-region>
        <text:changed-region xml:id="ct40512928" text:id="ct40512928">
          <text:deletion>
            <office:change-info>
              <dc:creator>Stuart Baker</dc:creator>
              <dc:date>2015-10-17T16:22:00</dc:date>
            </office:change-info>
            <text:p text:style-name="Standard"><text:span text:style-name="T1">e</text:span></text:p>
          </text:deletion>
        </text:changed-region>
        <text:changed-region xml:id="ct39289584" text:id="ct39289584">
          <text:insertion>
            <office:change-info>
              <dc:creator>Stuart Baker</dc:creator>
              <dc:date>2015-10-17T16:22:00</dc:date>
            </office:change-info>
          </text:insertion>
        </text:changed-region>
        <text:changed-region xml:id="ct40234032" text:id="ct40234032">
          <text:deletion>
            <office:change-info>
              <dc:creator>Stuart Baker</dc:creator>
              <dc:date>2015-10-17T16:22:00</dc:date>
            </office:change-info>
            <text:p text:style-name="Standard"><text:span text:style-name="T1">i</text:span></text:p>
          </text:deletion>
        </text:changed-region>
        <text:changed-region xml:id="ct39793440" text:id="ct39793440">
          <text:deletion>
            <office:change-info>
              <dc:creator>Stuart Baker</dc:creator>
              <dc:date>2015-10-17T16:23:00</dc:date>
            </office:change-info>
            <text:p text:style-name="Standard">ly</text:p>
          </text:deletion>
        </text:changed-region>
        <text:changed-region xml:id="ct40515264" text:id="ct40515264">
          <text:insertion>
            <office:change-info>
              <dc:creator>Stuart Baker</dc:creator>
              <dc:date>2015-10-17T16:24:00</dc:date>
            </office:change-info>
          </text:insertion>
        </text:changed-region>
        <text:changed-region xml:id="ct39289312" text:id="ct39289312">
          <text:deletion>
            <office:change-info>
              <dc:creator>Stuart Baker</dc:creator>
              <dc:date>2015-10-17T16:24:00</dc:date>
            </office:change-info>
            <text:p text:style-name="Standard"><text:span text:style-name="T2">you</text:span></text:p>
          </text:deletion>
        </text:changed-region>
        <text:changed-region xml:id="ct40235472" text:id="ct40235472">
          <text:insertion>
            <office:change-info>
              <dc:creator>Stuart Baker</dc:creator>
              <dc:date>2015-10-17T16:24:00</dc:date>
            </office:change-info>
          </text:insertion>
        </text:changed-region>
        <text:changed-region xml:id="ct40196592" text:id="ct40196592">
          <text:insertion>
            <office:change-info>
              <dc:creator>Stuart Baker</dc:creator>
              <dc:date>2015-10-17T16:24:00</dc:date>
            </office:change-info>
          </text:insertion>
        </text:changed-region>
        <text:changed-region xml:id="ct40196784" text:id="ct40196784">
          <text:deletion>
            <office:change-info>
              <dc:creator>Stuart Baker</dc:creator>
              <dc:date>2015-10-17T16:24:00</dc:date>
            </office:change-info>
            <text:p text:style-name="Standard"><text:span text:style-name="T2">you</text:span></text:p>
          </text:deletion>
        </text:changed-region>
        <text:changed-region xml:id="ct40198176" text:id="ct40198176">
          <text:insertion>
            <office:change-info>
              <dc:creator>Stuart Baker</dc:creator>
              <dc:date>2015-10-17T16:24:00</dc:date>
            </office:change-info>
          </text:insertion>
        </text:changed-region>
        <text:changed-region xml:id="ct40197696" text:id="ct40197696">
          <text:deletion>
            <office:change-info>
              <dc:creator>Stuart Baker</dc:creator>
              <dc:date>2015-10-17T16:25:00</dc:date>
            </office:change-info>
            <text:p text:style-name="Standard"><text:s/>you prefer</text:p>
          </text:deletion>
        </text:changed-region>
        <text:changed-region xml:id="ct40197920" text:id="ct40197920">
          <text:deletion>
            <office:change-info>
              <dc:creator>Stuart Baker</dc:creator>
              <dc:date>2015-10-17T16:25:00</dc:date>
            </office:change-info>
            <text:p text:style-name="Standard"><text:s/>you use</text:p>
          </text:deletion>
        </text:changed-region>
        <text:changed-region xml:id="ct40222208" text:id="ct40222208">
          <text:insertion>
            <office:change-info>
              <dc:creator>Stuart Baker</dc:creator>
              <dc:date>2015-10-17T16:25:00</dc:date>
            </office:change-info>
          </text:insertion>
        </text:changed-region>
        <text:changed-region xml:id="ct40223712" text:id="ct40223712">
          <text:deletion>
            <office:change-info>
              <dc:creator>Stuart Baker</dc:creator>
              <dc:date>2015-10-17T16:27:00</dc:date>
            </office:change-info>
            <text:p text:style-name="Standard"><text:s/>that event</text:p>
          </text:deletion>
        </text:changed-region>
        <text:changed-region xml:id="ct40234608" text:id="ct40234608">
          <text:deletion>
            <office:change-info>
              <dc:creator>Stuart Baker</dc:creator>
              <dc:date>2015-10-17T16:29:00</dc:date>
            </office:change-info>
            <text:p text:style-name="Standard"><text:s/></text:p>
          </text:deletion>
        </text:changed-region>
        <text:changed-region xml:id="ct40515808" text:id="ct40515808">
          <text:insertion>
            <office:change-info>
              <dc:creator>Stuart Baker</dc:creator>
              <dc:date>2015-10-17T16:29:00</dc:date>
            </office:change-info>
          </text:insertion>
        </text:changed-region>
        <text:changed-region xml:id="ct40217008" text:id="ct40217008">
          <text:deletion>
            <office:change-info>
              <dc:creator>Stuart Baker</dc:creator>
              <dc:date>2015-10-17T16:29:00</dc:date>
            </office:change-info>
            <text:p text:style-name="Standard"><text:span text:style-name="T3">and we</text:span></text:p>
          </text:deletion>
        </text:changed-region>
        <text:changed-region xml:id="ct40219248" text:id="ct40219248">
          <text:insertion>
            <office:change-info>
              <dc:creator>Stuart Baker</dc:creator>
              <dc:date>2015-10-17T16:30:00</dc:date>
            </office:change-info>
          </text:insertion>
        </text:changed-region>
        <text:changed-region xml:id="ct40220272" text:id="ct40220272">
          <text:insertion>
            <office:change-info>
              <dc:creator>Stuart Baker</dc:creator>
              <dc:date>2015-10-17T16:30:00</dc:date>
            </office:change-info>
          </text:insertion>
        </text:changed-region>
        <text:changed-region xml:id="ct40219856" text:id="ct40219856">
          <text:deletion>
            <office:change-info>
              <dc:creator>Stuart Baker</dc:creator>
              <dc:date>2015-10-17T16:30:00</dc:date>
            </office:change-info>
            <text:p text:style-name="Standard">that </text:p>
          </text:deletion>
        </text:changed-region>
        <text:changed-region xml:id="ct39873008" text:id="ct39873008">
          <text:insertion>
            <office:change-info>
              <dc:creator>Stuart Baker</dc:creator>
              <dc:date>2015-10-17T16:33:00</dc:date>
            </office:change-info>
          </text:insertion>
        </text:changed-region>
        <text:changed-region xml:id="ct40220080" text:id="ct40220080">
          <text:deletion>
            <office:change-info>
              <dc:creator>Stuart Baker</dc:creator>
              <dc:date>2015-10-17T16:36:00</dc:date>
            </office:change-info>
            <text:p text:style-name="Standard"><text:span text:style-name="T3">you have some Node ID address space assigned to you, you can use that.</text:span></text:p>
          </text:deletion>
        </text:changed-region>
        <text:changed-region xml:id="ct40199584" text:id="ct40199584">
          <text:deletion>
            <office:change-info>
              <dc:creator>Stuart Baker</dc:creator>
              <dc:date>2015-10-17T16:36:00</dc:date>
            </office:change-info>
            <text:p text:style-name="Standard">For example, i</text:p>
          </text:deletion>
        </text:changed-region>
        <text:changed-region xml:id="ct40230160" text:id="ct40230160">
          <text:insertion>
            <office:change-info>
              <dc:creator>Stuart Baker</dc:creator>
              <dc:date>2015-10-17T16:36:00</dc:date>
            </office:change-info>
          </text:insertion>
        </text:changed-region>
        <text:changed-region xml:id="ct40219440" text:id="ct40219440">
          <text:insertion>
            <office:change-info>
              <dc:creator>Stuart Baker</dc:creator>
              <dc:date>2015-10-17T16:37:00</dc:date>
            </office:change-info>
          </text:insertion>
        </text:changed-region>
        <text:changed-region xml:id="ct40231168" text:id="ct40231168">
          <text:insertion>
            <office:change-info>
              <dc:creator>Stuart Baker</dc:creator>
              <dc:date>2015-10-17T16:37:00</dc:date>
            </office:change-info>
          </text:insertion>
        </text:changed-region>
        <text:changed-region xml:id="ct40219040" text:id="ct40219040">
          <text:insertion>
            <office:change-info>
              <dc:creator>Stuart Baker</dc:creator>
              <dc:date>2015-10-17T16:38:00</dc:date>
            </office:change-info>
          </text:insertion>
        </text:changed-region>
        <text:changed-region xml:id="ct40221552" text:id="ct40221552">
          <text:insertion>
            <office:change-info>
              <dc:creator>Stuart Baker</dc:creator>
              <dc:date>2015-10-17T16:38:00</dc:date>
            </office:change-info>
          </text:insertion>
        </text:changed-region>
        <text:changed-region xml:id="ct75735648" text:id="ct75735648">
          <text:deletion>
            <office:change-info>
              <dc:creator>Stuart Baker</dc:creator>
              <dc:date>2015-10-17T16:59:00</dc:date>
            </office:change-info>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deletion>
        </text:changed-region>
        <text:changed-region xml:id="ct32577552" text:id="ct32577552">
          <text:insertion>
            <office:change-info>
              <dc:creator>Stuart Baker</dc:creator>
              <dc:date>2015-10-17T17:04:00</dc:date>
            </office:change-info>
          </text:insertion>
        </text:changed-region>
        <text:changed-region xml:id="ct75434944" text:id="ct75434944">
          <text:deletion>
            <office:change-info>
              <dc:creator>Stuart Baker</dc:creator>
              <dc:date>2015-10-17T17:04:00</dc:date>
            </office:change-info>
            <text:p text:style-name="Standard"><text:span text:style-name="T5">w</text:span></text:p>
          </text:deletion>
        </text:changed-region>
        <text:changed-region xml:id="ct69384432" text:id="ct69384432">
          <text:insertion>
            <office:change-info>
              <dc:creator>Stuart Baker</dc:creator>
              <dc:date>2015-10-17T17:04:00</dc:date>
            </office:change-info>
          </text:insertion>
        </text:changed-region>
        <text:changed-region xml:id="ct75815840" text:id="ct75815840">
          <text:deletion>
            <office:change-info>
              <dc:creator>Stuart Baker</dc:creator>
              <dc:date>2015-10-17T17:04:00</dc:date>
            </office:change-info>
            <text:p text:style-name="Standard"><text:span text:style-name="T5">k</text:span></text:p>
          </text:deletion>
        </text:changed-region>
        <text:changed-region xml:id="ct76682944" text:id="ct76682944">
          <text:insertion>
            <office:change-info>
              <dc:creator>Stuart Baker</dc:creator>
              <dc:date>2015-10-17T17:05:00</dc:date>
            </office:change-info>
          </text:insertion>
        </text:changed-region>
        <text:changed-region xml:id="ct70224624" text:id="ct70224624">
          <text:deletion>
            <office:change-info>
              <dc:creator>Stuart Baker</dc:creator>
              <dc:date>2015-10-17T17:05:00</dc:date>
            </office:change-info>
            <text:p text:style-name="Standard"><text:span text:style-name="T5">a</text:span></text:p>
          </text:deletion>
        </text:changed-region>
        <text:changed-region xml:id="ct40813856" text:id="ct40813856">
          <text:insertion>
            <office:change-info>
              <dc:creator>Stuart Baker</dc:creator>
              <dc:date>2015-10-17T17:05:00</dc:date>
            </office:change-info>
          </text:insertion>
        </text:changed-region>
        <text:changed-region xml:id="ct36383808" text:id="ct36383808">
          <text:deletion>
            <office:change-info>
              <dc:creator>Stuart Baker</dc:creator>
              <dc:date>2015-10-17T17:05:00</dc:date>
            </office:change-info>
            <text:p text:style-name="Standard"><text:span text:style-name="T5">r</text:span></text:p>
          </text:deletion>
        </text:changed-region>
        <text:changed-region xml:id="ct39533440" text:id="ct39533440">
          <text:insertion>
            <office:change-info>
              <dc:creator>Stuart Baker</dc:creator>
              <dc:date>2015-10-17T17:05:00</dc:date>
            </office:change-info>
          </text:insertion>
        </text:changed-region>
        <text:changed-region xml:id="ct76218368" text:id="ct76218368">
          <text:deletion>
            <office:change-info>
              <dc:creator>Stuart Baker</dc:creator>
              <dc:date>2015-10-17T17:05:00</dc:date>
            </office:change-info>
            <text:p text:style-name="Standard"><text:span text:style-name="T5">w</text:span></text:p>
          </text:deletion>
        </text:changed-region>
        <text:changed-region xml:id="ct75296752" text:id="ct75296752">
          <text:insertion>
            <office:change-info>
              <dc:creator>Stuart Baker</dc:creator>
              <dc:date>2015-10-17T17:05:00</dc:date>
            </office:change-info>
          </text:insertion>
        </text:changed-region>
        <text:changed-region xml:id="ct75795712" text:id="ct75795712">
          <text:deletion>
            <office:change-info>
              <dc:creator>Stuart Baker</dc:creator>
              <dc:date>2015-10-17T17:05:00</dc:date>
            </office:change-info>
            <text:p text:style-name="Standard"><text:span text:style-name="T5">k</text:span></text:p>
          </text:deletion>
        </text:changed-region>
        <text:changed-region xml:id="ct62018880" text:id="ct62018880">
          <text:insertion>
            <office:change-info>
              <dc:creator>Stuart Baker</dc:creator>
              <dc:date>2015-10-17T17:05:00</dc:date>
            </office:change-info>
          </text:insertion>
        </text:changed-region>
        <text:changed-region xml:id="ct76774208" text:id="ct76774208">
          <text:deletion>
            <office:change-info>
              <dc:creator>Stuart Baker</dc:creator>
              <dc:date>2015-10-17T17:05:00</dc:date>
            </office:change-info>
            <text:p text:style-name="Standard"><text:span text:style-name="T5">a</text:span></text:p>
          </text:deletion>
        </text:changed-region>
        <text:changed-region xml:id="ct57263232" text:id="ct57263232">
          <text:insertion>
            <office:change-info>
              <dc:creator>Stuart Baker</dc:creator>
              <dc:date>2015-10-17T17:05:00</dc:date>
            </office:change-info>
          </text:insertion>
        </text:changed-region>
        <text:changed-region xml:id="ct75816608" text:id="ct75816608">
          <text:deletion>
            <office:change-info>
              <dc:creator>Stuart Baker</dc:creator>
              <dc:date>2015-10-17T17:05:00</dc:date>
            </office:change-info>
            <text:p text:style-name="Standard"><text:span text:style-name="T5">r</text:span></text:p>
          </text:deletion>
        </text:changed-region>
        <text:changed-region xml:id="ct77245296" text:id="ct77245296">
          <text:insertion>
            <office:change-info>
              <dc:creator>Stuart Baker</dc:creator>
              <dc:date>2015-10-17T17:12:00</dc:date>
            </office:change-info>
          </text:insertion>
        </text:changed-region>
        <text:changed-region xml:id="ct77347632" text:id="ct77347632">
          <text:insertion>
            <office:change-info>
              <dc:creator>Stuart Baker</dc:creator>
              <dc:date>2015-10-17T17:13:00</dc:date>
            </office:change-info>
          </text:insertion>
        </text:changed-region>
        <text:changed-region xml:id="ct75815520" text:id="ct75815520">
          <text:insertion>
            <office:change-info>
              <dc:creator>Stuart Baker</dc:creator>
              <dc:date>2015-10-17T17:06:00</dc:date>
            </office:change-info>
          </text:insertion>
        </text:changed-region>
        <text:changed-region xml:id="ct48394784" text:id="ct48394784">
          <text:deletion>
            <office:change-info>
              <dc:creator>Stuart Baker</dc:creator>
              <dc:date>2015-10-17T17:06:00</dc:date>
            </office:change-info>
            <text:p text:style-name="Standard"><text:span text:style-name="T6">shall</text:span></text:p>
          </text:deletion>
        </text:changed-region>
        <text:changed-region xml:id="ct75820112" text:id="ct75820112">
          <text:insertion>
            <office:change-info>
              <dc:creator>Stuart Baker</dc:creator>
              <dc:date>2015-10-17T17:07:00</dc:date>
            </office:change-info>
          </text:insertion>
        </text:changed-region>
        <text:changed-region xml:id="ct76644144" text:id="ct76644144">
          <text:insertion>
            <office:change-info>
              <dc:creator>Stuart Baker</dc:creator>
              <dc:date>2015-10-17T17:08:00</dc:date>
            </office:change-info>
          </text:insertion>
        </text:changed-region>
        <text:changed-region xml:id="ct76164800" text:id="ct76164800">
          <text:insertion>
            <office:change-info>
              <dc:creator>Stuart Baker</dc:creator>
              <dc:date>2015-10-17T17:06:00</dc:date>
            </office:change-info>
          </text:insertion>
        </text:changed-region>
        <text:changed-region xml:id="ct76134000" text:id="ct76134000">
          <text:insertion>
            <office:change-info>
              <dc:creator>Stuart Baker</dc:creator>
              <dc:date>2015-10-17T17:08:00</dc:date>
            </office:change-info>
          </text:insertion>
        </text:changed-region>
        <text:changed-region xml:id="ct75927568" text:id="ct75927568">
          <text:deletion>
            <office:change-info>
              <dc:creator>Stuart Baker</dc:creator>
              <dc:date>2015-10-17T17:06:00</dc:date>
            </office:change-info>
            <text:p text:style-name="Standard"><text:span text:style-name="T6">must </text:span></text:p>
          </text:deletion>
        </text:changed-region>
        <text:changed-region xml:id="ct76952080" text:id="ct76952080">
          <text:insertion>
            <office:change-info>
              <dc:creator>Stuart Baker</dc:creator>
              <dc:date>2015-10-17T17:08:00</dc:date>
            </office:change-info>
          </text:insertion>
        </text:changed-region>
        <text:changed-region xml:id="ct47876272" text:id="ct47876272">
          <text:deletion>
            <office:change-info>
              <dc:creator>Stuart Baker</dc:creator>
              <dc:date>2015-10-17T17:08:00</dc:date>
            </office:change-info>
            <text:p text:style-name="Standard"><text:span text:style-name="T6">must</text:span></text:p>
          </text:deletion>
        </text:changed-region>
        <text:changed-region xml:id="ct47718160" text:id="ct47718160">
          <text:deletion>
            <office:change-info>
              <dc:creator>Stuart Baker</dc:creator>
              <dc:date>2015-10-17T17:10:00</dc:date>
            </office:change-info>
            <text:p text:style-name="P1">A “safe state” is defined by the node</text:p>
          </text:deletion>
        </text:changed-region>
        <text:changed-region xml:id="ct75658080" text:id="ct75658080">
          <text:insertion>
            <office:change-info>
              <dc:creator>Stuart Baker</dc:creator>
              <dc:date>2015-10-17T17:10:00</dc:date>
            </office:change-info>
          </text:insertion>
        </text:changed-region>
        <text:changed-region xml:id="ct76850448" text:id="ct76850448">
          <text:insertion>
            <office:change-info>
              <dc:creator>Stuart Baker</dc:creator>
              <dc:date>2015-10-17T17:10:00</dc:date>
            </office:change-info>
          </text:insertion>
        </text:changed-region>
        <text:changed-region xml:id="ct75886112" text:id="ct75886112">
          <text:deletion>
            <office:change-info>
              <dc:creator>Stuart Baker</dc:creator>
              <dc:date>2015-10-17T17:10:00</dc:date>
            </office:change-info>
            <text:p text:style-name="Standard"><text:span text:style-name="T6">ay</text:span></text:p>
          </text:deletion>
        </text:changed-region>
        <text:changed-region xml:id="ct76866560" text:id="ct76866560">
          <text:insertion>
            <office:change-info>
              <dc:creator>Stuart Baker</dc:creator>
              <dc:date>2015-10-17T17:10:00</dc:date>
            </office:change-info>
          </text:insertion>
        </text:changed-region>
        <text:changed-region xml:id="ct34184640" text:id="ct34184640">
          <text:deletion>
            <office:change-info>
              <dc:creator>Stuart Baker</dc:creator>
              <dc:date>2015-10-17T17:10:00</dc:date>
            </office:change-info>
            <text:p text:style-name="Standard"><text:span text:style-name="T6">ay</text:span></text:p>
          </text:deletion>
        </text:changed-region>
        <text:changed-region xml:id="ct75945344" text:id="ct75945344">
          <text:insertion>
            <office:change-info>
              <dc:creator>Stuart Baker</dc:creator>
              <dc:date>2015-10-17T17:20:00</dc:date>
            </office:change-info>
          </text:insertion>
        </text:changed-region>
        <text:changed-region xml:id="ct66943312" text:id="ct66943312">
          <text:insertion>
            <office:change-info>
              <dc:creator>Stuart Baker</dc:creator>
              <dc:date>2015-10-17T17:13:00</dc:date>
            </office:change-info>
          </text:insertion>
        </text:changed-region>
        <text:changed-region xml:id="ct75357264" text:id="ct75357264">
          <text:insertion>
            <office:change-info>
              <dc:creator>Stuart Baker</dc:creator>
              <dc:date>2015-10-17T17:14:00</dc:date>
            </office:change-info>
          </text:insertion>
        </text:changed-region>
        <text:changed-region xml:id="ct77166224" text:id="ct77166224">
          <text:insertion>
            <office:change-info>
              <dc:creator>Stuart Baker</dc:creator>
              <dc:date>2015-10-17T17:15:00</dc:date>
            </office:change-info>
          </text:insertion>
        </text:changed-region>
        <text:changed-region xml:id="ct47872752" text:id="ct47872752">
          <text:insertion>
            <office:change-info>
              <dc:creator>Stuart Baker</dc:creator>
              <dc:date>2015-10-17T17:16:00</dc:date>
            </office:change-info>
          </text:insertion>
        </text:changed-region>
        <text:changed-region xml:id="ct49630448" text:id="ct49630448">
          <text:insertion>
            <office:change-info>
              <dc:creator>Stuart Baker</dc:creator>
              <dc:date>2015-10-17T17:17:00</dc:date>
            </office:change-info>
          </text:insertion>
        </text:changed-region>
        <text:changed-region xml:id="ct47667712" text:id="ct47667712">
          <text:insertion>
            <office:change-info>
              <dc:creator>Stuart Baker</dc:creator>
              <dc:date>2015-10-17T16:59:00</dc:date>
            </office:change-info>
          </text:insertion>
        </text:changed-region>
        <text:changed-region xml:id="ct76981840" text:id="ct76981840">
          <text:insertion>
            <office:change-info>
              <dc:creator>Stuart Baker</dc:creator>
              <dc:date>2015-10-17T17:18:00</dc:date>
            </office:change-info>
          </text:insertion>
        </text:changed-region>
        <text:changed-region xml:id="ct75426016" text:id="ct75426016">
          <text:insertion>
            <office:change-info>
              <dc:creator>Stuart Baker</dc:creator>
              <dc:date>2015-10-17T17:19:00</dc:date>
            </office:change-info>
          </text:insertion>
        </text:changed-region>
        <text:changed-region xml:id="ct36384544" text:id="ct36384544">
          <text:insertion>
            <office:change-info>
              <dc:creator>Stuart Baker</dc:creator>
              <dc:date>2015-10-17T17: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change text:change-id="ct39546816"/><text:change-start text:change-id="ct40515584"/><text:span text:style-name="T1">u</text:span><text:change-end text:change-id="ct40515584"/>nique Node I<text:change-start text:change-id="ct39289968"/><text:span text:style-name="T1">dentifier</text:span><text:change-end text:change-id="ct39289968"/><text:change text:change-id="ct40232944"/> plus a 16-bit extension, there are some exceptions to this noted <text:span text:style-name="T4">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change-start text:change-id="ct40513456"/><text:span text:style-name="T1">E</text:span><text:change-end text:change-id="ct40513456"/><text:change text:change-id="ct40512928"/>vent <text:change-start text:change-id="ct39289584"/><text:span text:style-name="T1">I</text:span><text:change-end text:change-id="ct39289584"/><text:change text:change-id="ct40234032"/>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text:change text:change-id="ct39793440"/> uniqueness for all Event Identifiers.</text:p>
      <text:p text:style-name="Standard">To ensure uniqueness, the top six bytes of an Event Identifier that <text:change-start text:change-id="ct40515264"/><text:span text:style-name="T2">the manufacturer or user</text:span><text:change-end text:change-id="ct40515264"/><text:change text:change-id="ct39289312"/> define<text:change-start text:change-id="ct40235472"/><text:span text:style-name="T2">s</text:span><text:change-end text:change-id="ct40235472"/> are <text:span text:style-name="T19">required</text:span> to be within a Node ID space that <text:change-start text:change-id="ct40196592"/><text:span text:style-name="T2">the manufacturer or user</text:span><text:change-end text:change-id="ct40196592"/><text:change text:change-id="ct40196784"/> control<text:change-start text:change-id="ct40198176"/><text:span text:style-name="T2">s</text:span><text:change-end text:change-id="ct40198176"/>. <text:s/>The low two bytes would be any number<text:change text:change-id="ct40197696"/>, so long as<text:change text:change-id="ct40197920"/> each value <text:change-start text:change-id="ct40222208"/><text:span text:style-name="T2">is used </text:span><text:change-end text:change-id="ct40222208"/>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9">Byte 1</text:p>
          </table:table-cell>
          <table:table-cell table:style-name="Table4.A1" office:value-type="string">
            <text:p text:style-name="P9">Byte 2</text:p>
          </table:table-cell>
          <table:table-cell table:style-name="Table4.A1" office:value-type="string">
            <text:p text:style-name="P9">Byte 3</text:p>
          </table:table-cell>
          <table:table-cell table:style-name="Table4.A1" office:value-type="string">
            <text:p text:style-name="P9">Byte 4</text:p>
          </table:table-cell>
          <table:table-cell table:style-name="Table4.A1" office:value-type="string">
            <text:p text:style-name="P9">Byte 5</text:p>
          </table:table-cell>
          <table:table-cell table:style-name="Table4.A1" office:value-type="string">
            <text:p text:style-name="P9">Byte 6</text:p>
          </table:table-cell>
          <table:table-cell table:style-name="Table4.A1" office:value-type="string">
            <text:p text:style-name="P9">Byte 7</text:p>
          </table:table-cell>
          <table:table-cell table:style-name="Table4.H1" office:value-type="string">
            <text:p text:style-name="P9">Byte 8</text:p>
          </table:table-cell>
        </table:table-row>
        <table:table-row>
          <table:table-cell table:style-name="Table4.A2" table:number-columns-spanned="6" office:value-type="string">
            <text:p text:style-name="P9">Node ID assigned to you</text:p>
          </table:table-cell>
          <table:covered-table-cell/>
          <table:covered-table-cell/>
          <table:covered-table-cell/>
          <table:covered-table-cell/>
          <table:covered-table-cell/>
          <table:table-cell table:style-name="Table4.G2" table:number-columns-spanned="2" office:value-type="string">
            <text:p text:style-name="P9">Unique 16 bit extension</text:p>
          </table:table-cell>
          <table:covered-table-cell/>
        </table:table-row>
      </table:table>
      <text:p text:style-name="Text_20_body"/>
      <text:p text:style-name="Standard">The Node ID part could be from real nodes that you own. <text:s/>For example, the Blue/Gold algorithm for assigning Event Identifiers automatically puts the Node ID of the first node to use<text:change text:change-id="ct40223712"/>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text:change text:change-id="ct40234608"/><text:change-start text:change-id="ct40515808"/><text:span text:style-name="T3">which</text:span><text:change-end text:change-id="ct40515808"/><text:change text:change-id="ct40217008"/> <text:change-start text:change-id="ct40219248"/><text:span text:style-name="T3">is </text:span><text:change-end text:change-id="ct40219248"/>ensure<text:change-start text:change-id="ct40220272"/><text:span text:style-name="T3">d</text:span><text:change-end text:change-id="ct40220272"/> <text:change text:change-id="ct40219856"/>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19">not</text:span><text:span text:style-name="T21"> be used for a </text:span><text:span text:style-name="T14">different</text:span><text:span text:style-name="T21"> purpose or meaning. <text:s/>This is because the meaning and its use is </text:span><text:span text:style-name="T19">shared across all of the nodes using it</text:span><text:span text:style-name="T21">, and unless it can be guaranteed that they all have been changed there will be conflict between them. <text:s/>It is much safer to use a new Event Identifier, and nodes will usually have a mechanism to supply new, “virgin” Event Ids. <text:s/></text:span></text:p>
      <text:p text:style-name="Standard">Note that the Node ID part of an Event Identifier does not have to correspond to any physical node. <text:s/>So long as <text:change-start text:change-id="ct39873008"/><text:span text:style-name="T3">it is assigned out of a Node ID address space that the assigning body owns and, by extension, has control of over, it can be used.</text:span><text:change-end text:change-id="ct39873008"/><text:change text:change-id="ct40220080"/>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text:change text:change-id="ct40199584"/><text:change-start text:change-id="ct40230160"/><text:span text:style-name="T3">I</text:span><text:change-end text:change-id="ct40230160"/>f a manufacturer had a range of Node IDs that included at least 0x123456789A00 through 0x123456789AFF (in other words, all possible values of the low byte), <text:change-start text:change-id="ct40219440"/><text:span text:style-name="T3">t</text:span><text:change-end text:change-id="ct40219440"/>he<text:change-start text:change-id="ct40231168"/><text:span text:style-name="T3">y</text:span><text:change-end text:change-id="ct40231168"/> could create a set of Event Identifiers with the low 24 bits used to carry a time value:</text:p>
      <text:p text:style-name="P12">Table 2: Example of defining a Set of Events</text:p>
      <table:table table:name="Table5" table:style-name="Table5">
        <table:table-column table:style-name="Table5.A" table:number-columns-repeated="8"/>
        <table:table-row>
          <table:table-cell table:style-name="Table5.A1" office:value-type="string">
            <text:p text:style-name="P9">Byte 1</text:p>
          </table:table-cell>
          <table:table-cell table:style-name="Table5.A1" office:value-type="string">
            <text:p text:style-name="P9">Byte 2</text:p>
          </table:table-cell>
          <table:table-cell table:style-name="Table5.A1" office:value-type="string">
            <text:p text:style-name="P9">Byte 3</text:p>
          </table:table-cell>
          <table:table-cell table:style-name="Table5.A1" office:value-type="string">
            <text:p text:style-name="P9">Byte 4</text:p>
          </table:table-cell>
          <table:table-cell table:style-name="Table5.A1" office:value-type="string">
            <text:p text:style-name="P9">Byte 5</text:p>
          </table:table-cell>
          <table:table-cell table:style-name="Table5.A1" office:value-type="string">
            <text:p text:style-name="P9">Byte 6</text:p>
          </table:table-cell>
          <table:table-cell table:style-name="Table5.A1" office:value-type="string">
            <text:p text:style-name="P9">Byte 7</text:p>
          </table:table-cell>
          <table:table-cell table:style-name="Table5.H1" office:value-type="string">
            <text:p text:style-name="P9">Byte 8</text:p>
          </table:table-cell>
        </table:table-row>
        <table:table-row>
          <table:table-cell table:style-name="Table5.A2" table:number-columns-spanned="6" office:value-type="string">
            <text:p text:style-name="P9">Assigned Node ID</text:p>
          </table:table-cell>
          <table:covered-table-cell/>
          <table:covered-table-cell/>
          <table:covered-table-cell/>
          <table:covered-table-cell/>
          <table:covered-table-cell/>
          <table:table-cell table:style-name="Table5.G2" table:number-columns-spanned="2" office:value-type="string">
            <text:p text:style-name="P9">Unique 16 bit extension</text:p>
          </table:table-cell>
          <table:covered-table-cell/>
        </table:table-row>
        <table:table-row>
          <table:table-cell table:style-name="Table5.E3" office:value-type="string">
            <text:p text:style-name="P9">0x12</text:p>
          </table:table-cell>
          <table:table-cell table:style-name="Table5.E3" office:value-type="string">
            <text:p text:style-name="P9">0x34</text:p>
          </table:table-cell>
          <table:table-cell table:style-name="Table5.E3" office:value-type="string">
            <text:p text:style-name="P9">0x56</text:p>
          </table:table-cell>
          <table:table-cell table:style-name="Table5.E3" office:value-type="string">
            <text:p text:style-name="P9">0x78</text:p>
          </table:table-cell>
          <table:table-cell table:style-name="Table5.E3" office:value-type="string">
            <text:p text:style-name="P9">0x9A</text:p>
          </table:table-cell>
          <table:table-cell table:style-name="Table5.F3" table:number-columns-spanned="3" office:value-type="string">
            <text:p text:style-name="P9">Time Value</text:p>
          </table:table-cell>
          <table:covered-table-cell/>
          <table:covered-table-cell/>
        </table:table-row>
      </table:table>
      <text:p text:style-name="Standard"/>
      <text:p text:style-name="Standard">This is guaranteed to be unique, no matter where one of these devices is taken, because the node ID range is guaranteed to belong to the manufacturer, and <text:change-start text:change-id="ct40219040"/><text:span text:style-name="T22">t</text:span><text:change-end text:change-id="ct40219040"/>he<text:change-start text:change-id="ct40221552"/><text:span text:style-name="T22">y</text:span><text:change-end text:change-id="ct40221552"/>'ll use it only once. </text:p>
      <text:h text:style-name="Heading_20_2" text:outline-level="2"><text:soft-page-break/>References and Context</text:h>
      <text:p text:style-name="Standard">This <text:span text:style-name="T4">Standard</text:span> is in the context of the following OpenLCB Standards:</text:p>
      <text:list xml:id="list6828828672673338778" text:style-name="L4">
        <text:list-item>
          <text:p text:style-name="P19">The Message Network Standard, which <text:span text:style-name="T20">defines the basic messages and how they interact. Higher-level protocols are based on this message network, but are defined elsewhere.</text:span></text:p>
        </text:list-item>
        <text:list-item>
          <text:p text:style-name="P18">The Event Transport Standard, which defines the protocol for transporting events.</text:p>
        </text:list-item>
      </text:list>
      <text:p text:style-name="Standard">The Unique Identifiers Standard which defines the format and allocation of unique 48-bit identifiers.</text:p>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event identifiers fall into this category. <text:s/>The six most significant bytes are derived from a globally unique six byte Node ID followed by the two least significant bytes which are typically chosen through user configuration.</text:p>
      <text:h text:style-name="Heading_20_4" text:outline-level="4"><text:change text:change-id="ct75735648"/></text:h>
      <text:h text:style-name="Heading_20_3" text:outline-level="3">Well-Known Automatically-Routed</text:h>
      <text:p text:style-name="Standard">Unlike Node ID Based event identifiers, the Well-Known Automatically Routed event identifiers are explicitly defined by the Event Identifiers Standard for a specific purpose. <text:s/>Additionally, gateways are required to route these events to all segments.</text:p>
      <text:p text:style-name="Standard">Note that it is not specified whether or not the <text:change-start text:change-id="ct32577552"/><text:span text:style-name="T5">W</text:span><text:change-end text:change-id="ct32577552"/><text:change text:change-id="ct75434944"/>ell-<text:change-start text:change-id="ct69384432"/><text:span text:style-name="T5">K</text:span><text:change-end text:change-id="ct69384432"/><text:change text:change-id="ct75815840"/>nown <text:change-start text:change-id="ct76682944"/><text:span text:style-name="T5">A</text:span><text:change-end text:change-id="ct76682944"/><text:change text:change-id="ct70224624"/>utomatically <text:change-start text:change-id="ct40813856"/><text:span text:style-name="T5">R</text:span><text:change-end text:change-id="ct40813856"/><text:change text:change-id="ct36383808"/>outed events shall participate in producer/consumer identify. <text:s/>The primary purpose of the producer/consumer identify is to pair consumers with produces, especially for the purpose of routing between OpenLCB segments. <text:s/>Since these <text:change-start text:change-id="ct39533440"/><text:span text:style-name="T5">W</text:span><text:change-end text:change-id="ct39533440"/><text:change text:change-id="ct76218368"/>ell-<text:change-start text:change-id="ct75296752"/><text:span text:style-name="T5">K</text:span><text:change-end text:change-id="ct75296752"/><text:change text:change-id="ct75795712"/>nown <text:change-start text:change-id="ct62018880"/><text:span text:style-name="T5">A</text:span><text:change-end text:change-id="ct62018880"/><text:change text:change-id="ct76774208"/>utomatically-<text:change-start text:change-id="ct57263232"/><text:span text:style-name="T5">R</text:span><text:change-end text:change-id="ct57263232"/><text:change text:change-id="ct75816608"/>outed events must always be routed, it could be argued that the identify events are redundant for these well-known Event Identifiers.<text:change-start text:change-id="ct77245296"/></text:p>
      <text:p text:style-name="P23"><text:soft-page-break/>Though not explicitly required, it would be prudent for a manufacture to identify in a products documentation as to what <text:change-end text:change-id="ct77245296"/><text:change-start text:change-id="ct77347632"/>Well-Known Automatically Routed events it produces and consumes and the resulting actions it takes when these events occur.<text:change-end text:change-id="ct77347632"/></text:p>
      <text:h text:style-name="Heading_20_4" text:outline-level="4">Emergency Off</text:h>
      <text:p text:style-name="P8"/>
      <text:p text:style-name="Standard">The Emergency Off event identifier (01.00.00.00.00.00.FF.FF) is a request for a node to de-energize all of its outputs. <text:s/>A node receiving this event may continue to remain a powered participant of the OpenLCB bus, but <text:change-start text:change-id="ct75815520"/><text:span text:style-name="T6">may</text:span><text:change-end text:change-id="ct75815520"/><text:change text:change-id="ct48394784"/> de-energize any outputs unrelated to maintaining OpenLCB communications. <text:s/><text:change-start text:change-id="ct75820112"/><text:span text:style-name="T6">The meaning of de-energize is not prescribed for any given node, it is up to the node manufacturer and/or user to </text:span><text:change-end text:change-id="ct75820112"/><text:change-start text:change-id="ct76644144"/><text:span text:style-name="T6">prescribe what, if anything, should happen in the node if it receives this event. <text:s/></text:span><text:change-end text:change-id="ct76644144"/>For example:</text:p>
      <text:list xml:id="list86472119173098985" text:style-name="L5">
        <text:list-item>
          <text:p text:style-name="P20">If the node is a DCC power booster, it <text:change-start text:change-id="ct76164800"/><text:span text:style-name="T6">m</text:span><text:change-end text:change-id="ct76164800"/><text:change-start text:change-id="ct76134000"/><text:span text:style-name="T6">ight </text:span><text:change-end text:change-id="ct76134000"/><text:change text:change-id="ct75927568"/>disable its amplified DCC power output.</text:p>
        </text:list-item>
        <text:list-item>
          <text:p text:style-name="P20">If the node is an accessory controlling turnout motors, it <text:change-start text:change-id="ct76952080"/><text:span text:style-name="T6">might</text:span><text:change-end text:change-id="ct76952080"/><text:change text:change-id="ct47876272"/>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30"><text:span text:style-name="T28">Should we suggest that implementers might send EmergencyOff recurrently, but must ensure that that is cancelled on ClearEmergencyOff is sent? <text:s/></text:span></text:p></office:annotation><office:annotation><dc:creator>Stuart Baker</dc:creator><dc:date>2015-02-08T18:38:15</dc:date><text:p text:style-name="P30"><text:span text:style-name="T29">Reply to D Harris (02/07/2015, 17:29): "..."</text:span></text:p><text:p><text:span text:style-name="T30">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8"/>
      <text:p text:style-name="P1">The Emergency Stop event identifier (01.00.00.00.00.00.FF.FD) is a request for a node to command all of its outputs to a safe state. <text:s/>A node receiving this event is not required to de-energize any of its outputs. <text:s/><text:change text:change-id="ct47718160"/><text:change-start text:change-id="ct75658080"/><text:span text:style-name="T6">The meaning of “safe state” is not prescribed for any given node, it is up to the node manufacturer and/or user to prescribe what, if anything, should happen in the node if it receives this event</text:span><text:change-end text:change-id="ct75658080"/>. <text:s/>For example:</text:p>
      <text:list xml:id="list172113360352271" text:continue-numbering="true" text:style-name="L5">
        <text:list-item>
          <text:p text:style-name="P20">If the node is acting on behalf of one or more DCC trains, it m<text:change-start text:change-id="ct76850448"/><text:span text:style-name="T6">ight</text:span><text:change-end text:change-id="ct76850448"/><text:change text:change-id="ct75886112"/> send the global emergency stop command onto the DCC signal bus.</text:p>
        </text:list-item>
        <text:list-item>
          <text:p text:style-name="P20">If the node is an accessory controlling turnout motors, it m<text:change-start text:change-id="ct76866560"/><text:span text:style-name="T6">ight</text:span><text:change-end text:change-id="ct76866560"/><text:change text:change-id="ct34184640"/>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start text:change-id="ct75945344"/></text:p>
      <text:h text:style-name="P29" text:outline-level="4"><text:soft-page-break/>Other Well-Known Automatically Routed</text:h>
      <text:h text:style-name="P29" text:outline-level="4">Other Well-Known</text:h>
      <text:p text:style-name="P24">Other <text:span text:style-name="T27">Well-Known Automatically Routed Event Identifiers not discussed here have their uses prescribed and/or discussed elsewhere. <text:s/>No assumptions should be made about </text:span><text:span text:style-name="T13">the</text:span><text:span text:style-name="T27"> use of these Well-Known Automatically Routed Event Identifiers as prescribed by this document.</text:span><text:change-end text:change-id="ct75945344"/></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change-start text:change-id="ct66943312"/></text:p>
      <text:p text:style-name="P23">Though not explicitly required, it would be prudent for a manufacture to identify in a products documentation as to what Well-Known events it produces and consumes and the resulting actions it takes when these events occur.<text:change-end text:change-id="ct66943312"/><text:change-start text:change-id="ct75357264"/></text:p>
      <text:h text:style-name="P28" text:outline-level="4"><text:change-end text:change-id="ct75357264"/><text:change-start text:change-id="ct77166224"/>Duplicate Node ID</text:h>
      <text:p text:style-name="Standard">The <text:span text:style-name="T26">Duplicate Node ID Detected even</text:span><text:change-end text:change-id="ct77166224"/><text:change-start text:change-id="ct47872752"/><text:span text:style-name="T26">t would typically be sent by a node that receives a packet from another node containing its own unique Node ID</text:span><text:change-end text:change-id="ct47872752"/><text:change-start text:change-id="ct49630448"/><text:span text:style-name="T26">. <text:s/>The production of this event by a node is not explicitly required.</text:span><text:change-end text:change-id="ct49630448"/><text:change-start text:change-id="ct47667712"/></text:p>
      <text:h text:style-name="P27" text:outline-level="4">MERG CBUS</text:h>
      <text:p text:style-name="P21">OpenLCB allocates a Node ID address space specifically for mapping MERG CBUS events into OpenLCB. <text:s/>CBUS events come in two types: <text:s/>long and short. <text:s/>A long event is uniquely identified by the <text:span text:style-name="T23">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1">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change-end text:change-id="ct47667712"/><text:change-start text:change-id="ct76981840"/></text:p>
      <text:h text:style-name="P29" text:outline-level="4">Other Well-Known</text:h>
      <text:p text:style-name="Standard">Other <text:span text:style-name="T27">Well-Known Event Identifiers not d</text:span><text:change-end text:change-id="ct76981840"/><text:change-start text:change-id="ct75426016"/><text:span text:style-name="T27">iscussed here have their uses prescribed and/or discussed elsewhere. <text:s/>No assumptions should be made about </text:span><text:span text:style-name="T13">the</text:span><text:span text:style-name="T27"> use of these Well-Known Event Identifiers</text:span><text:change-end text:change-id="ct75426016"/><text:change-start text:change-id="ct36384544"/><text:span text:style-name="T27"> as prescribed by this document.</text:span><text:change-end text:change-id="ct36384544"/></text:p>
      <text:h text:style-name="P26"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tandard<text:tab/>1</text:p>
          <text:p text:style-name="P14"><text:s/>2.1 Introduction<text:tab/>1</text:p>
          <text:p text:style-name="P14"><text:s/>2.2 Intended Use<text:tab/>1</text:p>
          <text:p text:style-name="P14"><text:s/>2.3 References and Context<text:tab/>2</text:p>
          <text:p text:style-name="P14"><text:s/>2.4 Format<text:tab/>3</text:p>
          <text:p text:style-name="P14"><text:s/>2.5 Allocation<text:tab/>3</text:p>
          <text:p text:style-name="P15"><text:s/>2.5.1 Node ID Based<text:tab/>3</text:p>
          <text:p text:style-name="P16"><text:s/>2.5.1.1 MERG CBUS<text:tab/>3</text:p>
          <text:p text:style-name="P15"><text:s/>2.5.2 Well-Known Automatically-Routed<text:tab/>3</text:p>
          <text:p text:style-name="P16"><text:s/>2.5.2.1 Emergency Off<text:tab/>3</text:p>
          <text:p text:style-name="P16"><text:s/>2.5.2.2 Emergency Stop<text:tab/>4</text:p>
          <text:p text:style-name="P15"><text:s/>2.5.3 Well-Known<text:tab/>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5,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26</meta:editing-cycles>
    <meta:editing-duration>P1DT1H14M21S</meta:editing-duration>
    <meta:generator>LibreOffice/4.2.8.2$Linux_X86_64 LibreOffice_project/420m0$Build-2</meta:generator>
    <dc:date>2015-10-17T17:21:12.881312982</dc:date>
    <dc:creator>Stuart Baker</dc:creator>
    <meta:document-statistic meta:table-count="3" meta:image-count="1" meta:object-count="0" meta:page-count="6" meta:paragraph-count="102" meta:word-count="2000" meta:character-count="12106" meta:non-whitespace-character-count="10137"/>
    <meta:user-defined meta:name="Info 1"/>
    <meta:user-defined meta:name="Info 2"/>
    <meta:user-defined meta:name="Info 3"/>
    <meta:user-defined meta:name="Info 4"/>
  </office:meta>
</office:document-meta>
</file>